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eeeee" loext:fill-use-slide-background="false" draw:textarea-horizontal-align="justify" draw:textarea-vertical-align="middle" draw:auto-grow-height="false" fo:min-height="11.18cm" fo:min-width="16.645cm" loext:decorative="false"/>
    </style:style>
    <style:style style:name="gr2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 loext:decorative="false"/>
    </style:style>
    <style:style style:name="gr3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021cm" fo:min-width="0cm" fo:wrap-option="wrap" loext:decorative="false"/>
    </style:style>
    <style:style style:name="gr6" style:family="graphic" style:parent-style-name="standard">
      <style:graphic-properties svg:stroke-width="0cm" draw:fill-color="#ed4c05" draw:textarea-horizontal-align="justify" draw:textarea-vertical-align="middle" draw:auto-grow-height="false" fo:min-height="0cm" fo:min-width="0cm" loext:decorative="false"/>
    </style:style>
    <style:style style:name="gr7" style:family="graphic" style:parent-style-name="objectwithoutfill">
      <style:graphic-properties svg:stroke-width="0.035cm" svg:stroke-color="#ed4c05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width="0.035cm" svg:stroke-color="#729fcf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draw:stroke="dash" draw:stroke-dash="Long_20_Dash" svg:stroke-width="0.053cm" svg:stroke-color="#069a2e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 fo:wrap-option="wrap" loext:decorative="false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2" style:family="graphic" style:parent-style-name="objectwithoutfill">
      <style:graphic-properties draw:stroke="dash" draw:stroke-dash="Dot_20__28_Rounded_29_" svg:stroke-width="0.035cm" svg:stroke-color="#a1467e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standard" style:list-style-name="L1">
      <style:graphic-properties draw:stroke="none" draw:fill="none" draw:fill-color="#ffffff" draw:textarea-vertical-align="middle" fo:min-height="1.02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vertical-align="middle" fo:min-height="1.02cm" loext:decorative="false"/>
      <style:paragraph-properties style:writing-mode="lr-tb"/>
    </style:style>
    <style:style style:name="gr15" style:family="graphic" style:parent-style-name="standard">
      <style:graphic-properties svg:stroke-width="0.035cm" svg:stroke-color="#a1467e" draw:marker-start-width="0.252cm" draw:marker-end-width="0.252cm" draw:fill="none" draw:textarea-vertical-align="middle" draw:auto-grow-height="false" fo:min-height="8.518cm" fo:min-width="0cm" fo:padding-top="0.142cm" fo:padding-bottom="0.142cm" fo:padding-left="0.267cm" fo:padding-right="0.267cm" fo:wrap-option="wrap" loext:decorative="false"/>
    </style:style>
    <style:style style:name="gr16" style:family="graphic" style:parent-style-name="standard" style:list-style-name="L1">
      <style:graphic-properties draw:stroke="none" draw:fill="none" draw:fill-color="#ffffff" draw:textarea-vertical-align="middle" fo:min-height="1.02cm" loext:decorative="false"/>
      <style:paragraph-properties style:writing-mode="lr-tb"/>
    </style:style>
    <style:style style:name="gr17" style:family="graphic">
      <style:graphic-properties style:protect="size" loext:decorative="false"/>
    </style:style>
    <style:style style:name="gr18" style:family="graphic" style:parent-style-name="standard">
      <style:graphic-properties draw:stroke="none" draw:fill="solid" draw:fill-color="#eeeeee" loext:fill-use-slide-background="false" draw:textarea-horizontal-align="justify" draw:textarea-vertical-align="middle" draw:auto-grow-height="false" fo:min-height="11.815cm" fo:min-width="16.645cm" loext:decorative="false"/>
    </style:style>
    <style:style style:name="gr19" style:family="graphic" style:parent-style-name="objectwithoutfill">
      <style:graphic-properties svg:stroke-width="0.035cm" svg:stroke-color="#ed4c05" draw:marker-start-width="0.252cm" draw:marker-end-width="0.252cm" draw:fill="none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021cm" fo:min-width="0cm" fo:wrap-option="wrap" loext:decorative="false"/>
    </style:style>
    <style:style style:name="gr21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cm" fo:wrap-option="wrap" loext:decorative="false"/>
    </style:style>
    <style:style style:name="gr22" style:family="graphic" style:parent-style-name="objectwithoutfill">
      <style:graphic-properties draw:stroke="dash" draw:stroke-dash="Dash_20_Dot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23" style:family="graphic" style:parent-style-name="objectwithoutfill">
      <style:graphic-properties draw:stroke="dash" draw:stroke-dash="Dash_20_Dot" svg:stroke-width="0.035cm" svg:stroke-color="#000000" draw:marker-start-width="0.252cm" draw:marker-end-width="0.252cm" svg:stroke-linecap="butt" draw:fill="solid" draw:fill-color="#729fcf" draw:textarea-vertical-align="middle" fo:padding-top="0.142cm" fo:padding-bottom="0.142cm" fo:padding-left="0.267cm" fo:padding-right="0.267cm" loext:decorative="false"/>
    </style:style>
    <style:style style:name="gr24" style:family="graphic" style:parent-style-name="objectwithoutfill">
      <style:graphic-properties draw:stroke="dash" draw:stroke-dash="Dash_20_Dot" svg:stroke-width="0.035cm" svg:stroke-color="#000000" draw:marker-start-width="0.252cm" draw:marker-end-width="0.252cm" svg:stroke-linecap="butt" draw:fill="solid" draw:fill-color="#000000" draw:textarea-vertical-align="middle" fo:padding-top="0.142cm" fo:padding-bottom="0.142cm" fo:padding-left="0.267cm" fo:padding-right="0.267cm" loext:decorative="false"/>
    </style:style>
    <style:style style:name="gr25" style:family="graphic" style:parent-style-name="standard" style:list-style-name="L1">
      <style:graphic-properties draw:stroke="none" draw:fill="none" draw:fill-color="#ffffff" draw:textarea-vertical-align="middle" fo:min-height="1.02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vertical-align="middle" fo:min-height="1.02cm" loext:decorative="false"/>
      <style:paragraph-properties style:writing-mode="lr-tb"/>
    </style:style>
    <style:style style:name="gr27" style:family="graphic" style:parent-style-name="standard">
      <style:graphic-properties svg:stroke-width="0.035cm" svg:stroke-color="#a1467e" draw:marker-start-width="0.252cm" draw:marker-end-width="0.252cm" draw:fill="none" draw:textarea-vertical-align="middle" draw:auto-grow-height="false" fo:min-height="8.484cm" fo:min-width="0cm" fo:padding-top="0.142cm" fo:padding-bottom="0.142cm" fo:padding-left="0.267cm" fo:padding-right="0.267cm" fo:wrap-option="wrap" loext:decorative="false"/>
    </style:style>
    <style:style style:name="gr28" style:family="graphic" style:parent-style-name="standard" style:list-style-name="L1">
      <style:graphic-properties draw:stroke="none" draw:fill="none" draw:fill-color="#ffffff" draw:textarea-vertical-align="middle" fo:min-height="1.02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1.395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.27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-color="#ffffff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d4c05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ffffff"/>
      <style:text-properties fo:font-size="22pt" fo:font-weight="bold" style:font-size-asian="22pt" style:font-size-complex="22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solid" draw:fill-color="#729fcf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size-complex="11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fo:background-color="transparent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145cm" svg:height="11.43cm" svg:x="7.62cm" svg:y="3.17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3.045cm" svg:height="1.395cm" svg:x="11.137cm" svg:y="3.414cm" presentation:class="subtitle" presentation:user-transformed="true">
          <draw:text-box>
            <text:p><text:span text:style-name="T1">Price</text:span></text:p>
          </draw:text-box>
        </draw:frame>
        <draw:line draw:style-name="gr2" draw:text-style-name="P3" draw:layer="layout" svg:x1="8.255cm" svg:y1="10.795cm" svg:x2="24.13cm" svg:y2="10.795cm">
          <text:p/>
        </draw:line>
        <draw:line draw:style-name="gr3" draw:text-style-name="P4" draw:layer="layout" svg:x1="12.7cm" svg:y1="10.795cm" svg:x2="12.7cm" svg:y2="4.445cm">
          <text:p/>
        </draw:line>
        <draw:frame presentation:style-name="pr1" draw:text-style-name="P2" draw:layer="layout" svg:width="3.045cm" svg:height="1.395cm" svg:x="20.786cm" svg:y="9.828cm">
          <draw:text-box>
            <text:p><text:span text:style-name="T1">Time axis</text:span></text:p>
          </draw:text-box>
        </draw:frame>
        <draw:line draw:style-name="gr4" draw:text-style-name="P4" draw:layer="layout" svg:x1="12.7cm" svg:y1="10.795cm" svg:x2="12.7cm" svg:y2="11.43cm">
          <text:p/>
        </draw:line>
        <draw:line draw:style-name="gr4" draw:text-style-name="P4" draw:layer="layout" svg:x1="14.605cm" svg:y1="10.795cm" svg:x2="14.605cm" svg:y2="11.43cm">
          <text:p/>
        </draw:line>
        <draw:line draw:style-name="gr4" draw:text-style-name="P4" draw:layer="layout" svg:x1="16.51cm" svg:y1="10.795cm" svg:x2="16.51cm" svg:y2="11.43cm">
          <text:p/>
        </draw:line>
        <draw:line draw:style-name="gr4" draw:text-style-name="P4" draw:layer="layout" svg:x1="18.415cm" svg:y1="10.795cm" svg:x2="18.415cm" svg:y2="11.43cm">
          <text:p/>
        </draw:line>
        <draw:line draw:style-name="gr4" draw:text-style-name="P4" draw:layer="layout" svg:x1="20.32cm" svg:y1="10.795cm" svg:x2="20.32cm" svg:y2="11.43cm">
          <text:p/>
        </draw:line>
        <draw:line draw:style-name="gr4" draw:text-style-name="P4" draw:layer="layout" svg:x1="22.225cm" svg:y1="10.795cm" svg:x2="22.225cm" svg:y2="11.43cm">
          <text:p/>
        </draw:line>
        <draw:line draw:style-name="gr4" draw:text-style-name="P4" draw:layer="layout" svg:x1="10.795cm" svg:y1="10.795cm" svg:x2="10.795cm" svg:y2="11.43cm">
          <text:p/>
        </draw:line>
        <draw:line draw:style-name="gr4" draw:text-style-name="P4" draw:layer="layout" svg:x1="8.89cm" svg:y1="10.795cm" svg:x2="8.89cm" svg:y2="11.43cm">
          <text:p/>
        </draw:line>
        <draw:frame presentation:style-name="pr2" draw:text-style-name="P2" draw:layer="layout" svg:width="1.905cm" svg:height="1.27cm" svg:x="11.832cm" svg:y="11.168cm">
          <draw:text-box>
            <text:p><text:span text:style-name="T2">Current </text:span></text:p>
            <text:p><text:span text:style-name="T2">Day</text:span></text:p>
          </draw:text-box>
        </draw:frame>
        <draw:frame presentation:style-name="pr2" draw:text-style-name="P2" draw:layer="layout" svg:width="1.905cm" svg:height="1.27cm" svg:x="13.703cm" svg:y="11.01cm">
          <draw:text-box>
            <text:p><text:span text:style-name="T2">+1day</text:span></text:p>
          </draw:text-box>
        </draw:frame>
        <draw:frame presentation:style-name="pr2" draw:text-style-name="P2" draw:layer="layout" svg:width="1.905cm" svg:height="1.27cm" svg:x="15.609cm" svg:y="11.01cm">
          <draw:text-box>
            <text:p><text:span text:style-name="T2">+2days</text:span></text:p>
          </draw:text-box>
        </draw:frame>
        <draw:frame presentation:style-name="pr2" draw:text-style-name="P2" draw:layer="layout" svg:width="1.905cm" svg:height="1.27cm" svg:x="17.514cm" svg:y="11.001cm">
          <draw:text-box>
            <text:p><text:span text:style-name="T2">+3days</text:span></text:p>
          </draw:text-box>
        </draw:frame>
        <draw:frame presentation:style-name="pr2" draw:text-style-name="P2" draw:layer="layout" svg:width="1.905cm" svg:height="1.27cm" svg:x="19.42cm" svg:y="11.001cm">
          <draw:text-box>
            <text:p><text:span text:style-name="T2">+4days</text:span></text:p>
          </draw:text-box>
        </draw:frame>
        <draw:frame presentation:style-name="pr2" draw:text-style-name="P2" draw:layer="layout" svg:width="1.905cm" svg:height="1.27cm" svg:x="21.326cm" svg:y="11.001cm">
          <draw:text-box>
            <text:p><text:span text:style-name="T2">+5days</text:span></text:p>
          </draw:text-box>
        </draw:frame>
        <draw:frame presentation:style-name="pr2" draw:text-style-name="P2" draw:layer="layout" svg:width="1.905cm" svg:height="1.27cm" svg:x="9.871cm" svg:y="11.028cm">
          <draw:text-box>
            <text:p><text:span text:style-name="T2">-1day</text:span></text:p>
          </draw:text-box>
        </draw:frame>
        <draw:frame presentation:style-name="pr2" draw:text-style-name="P2" draw:layer="layout" svg:width="1.905cm" svg:height="1.27cm" svg:x="7.966cm" svg:y="11.028cm">
          <draw:text-box>
            <text:p><text:span text:style-name="T2">-2days</text:span></text:p>
          </draw:text-box>
        </draw:frame>
        <draw:custom-shape draw:style-name="gr5" draw:text-style-name="P3" draw:layer="layout" svg:width="0.381cm" svg:height="0.381cm" svg:x="8.732cm" svg:y="8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81cm" svg:height="0.381cm" svg:x="10.611cm" svg:y="9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81cm" svg:height="0.381cm" svg:x="12.505cm" svg:y="9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81cm" svg:height="0.381cm" svg:x="14.392cm" svg:y="8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81cm" svg:height="0.381cm" svg:x="16.269cm" svg:y="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81cm" svg:height="0.381cm" svg:x="18.216cm" svg:y="7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81cm" svg:height="0.381cm" svg:x="20.1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81cm" svg:height="0.381cm" svg:x="22.101cm" svg:y="8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81cm" svg:height="0.381cm" draw:transform="rotate (-0.785398163397449) translate (9.196cm 6.34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381cm" svg:height="0.381cm" draw:transform="rotate (-0.785398163397449) translate (10.794cm 7.59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381cm" svg:height="0.381cm" draw:transform="rotate (-0.785398163397449) translate (12.698cm 6.94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381cm" svg:height="0.381cm" draw:transform="rotate (-0.785398163397449) translate (14.54cm 7.26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381cm" svg:height="0.381cm" draw:transform="rotate (-0.785398163397449) translate (16.426cm 6.33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381cm" svg:height="0.381cm" draw:transform="rotate (-0.785398163397449) translate (18.347cm 4.77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381cm" svg:height="0.381cm" draw:transform="rotate (-0.785398163397449) translate (20.382cm 4.60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381cm" svg:height="0.381cm" draw:transform="rotate (-0.785398163397449) translate (22.382cm 5.57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4" draw:layer="layout" svg:x1="8.255cm" svg:y1="6.35cm" svg:x2="9.195cm" svg:y2="6.619cm">
          <text:p/>
        </draw:line>
        <draw:line draw:style-name="gr7" draw:text-style-name="P4" draw:layer="layout" svg:x1="9.22cm" svg:y1="6.619cm" svg:x2="10.776cm" svg:y2="7.859cm">
          <text:p/>
        </draw:line>
        <draw:line draw:style-name="gr7" draw:text-style-name="P4" draw:layer="layout" svg:x1="10.795cm" svg:y1="7.859cm" svg:x2="12.679cm" svg:y2="7.222cm">
          <text:p/>
        </draw:line>
        <draw:line draw:style-name="gr7" draw:text-style-name="P4" draw:layer="layout" svg:x1="12.7cm" svg:y1="7.222cm" svg:x2="14.539cm" svg:y2="7.536cm">
          <text:p/>
        </draw:line>
        <draw:line draw:style-name="gr7" draw:text-style-name="P4" draw:layer="layout" svg:x1="14.539cm" svg:y1="7.536cm" svg:x2="16.408cm" svg:y2="6.611cm">
          <text:p/>
        </draw:line>
        <draw:line draw:style-name="gr7" draw:text-style-name="P4" draw:layer="layout" svg:x1="16.408cm" svg:y1="6.611cm" svg:x2="18.355cm" svg:y2="5.08cm">
          <text:p/>
        </draw:line>
        <draw:line draw:style-name="gr7" draw:text-style-name="P4" draw:layer="layout" svg:x1="18.355cm" svg:y1="5.08cm" svg:x2="20.372cm" svg:y2="4.864cm">
          <text:p/>
        </draw:line>
        <draw:line draw:style-name="gr7" draw:text-style-name="P4" draw:layer="layout" svg:x1="20.372cm" svg:y1="4.864cm" svg:x2="22.407cm" svg:y2="5.851cm">
          <text:p/>
        </draw:line>
        <draw:line draw:style-name="gr7" draw:text-style-name="P4" draw:layer="layout" svg:x1="22.407cm" svg:y1="5.851cm" svg:x2="23.821cm" svg:y2="5.991cm">
          <text:p/>
        </draw:line>
        <draw:line draw:style-name="gr8" draw:text-style-name="P4" draw:layer="layout" svg:x1="8.924cm" svg:y1="8.96cm" svg:x2="10.776cm" svg:y2="9.807cm">
          <text:p/>
        </draw:line>
        <draw:line draw:style-name="gr8" draw:text-style-name="P4" draw:layer="layout" svg:x1="10.845cm" svg:y1="9.824cm" svg:x2="12.67cm" svg:y2="9.71cm">
          <text:p/>
        </draw:line>
        <draw:line draw:style-name="gr8" draw:text-style-name="P4" draw:layer="layout" svg:x1="12.7cm" svg:y1="9.71cm" svg:x2="14.583cm" svg:y2="8.619cm">
          <text:p/>
        </draw:line>
        <draw:line draw:style-name="gr8" draw:text-style-name="P4" draw:layer="layout" svg:x1="14.583cm" svg:y1="8.619cm" svg:x2="16.469cm" svg:y2="8.61cm">
          <text:p/>
        </draw:line>
        <draw:line draw:style-name="gr8" draw:text-style-name="P4" draw:layer="layout" svg:x1="16.469cm" svg:y1="8.619cm" svg:x2="18.407cm" svg:y2="8.112cm">
          <text:p/>
        </draw:line>
        <draw:line draw:style-name="gr8" draw:text-style-name="P4" draw:layer="layout" svg:x1="18.407cm" svg:y1="8.112cm" svg:x2="20.302cm" svg:y2="8.479cm">
          <text:p/>
        </draw:line>
        <draw:line draw:style-name="gr8" draw:text-style-name="P4" draw:layer="layout" svg:x1="20.302cm" svg:y1="8.479cm" svg:x2="22.285cm" svg:y2="9.134cm">
          <text:p/>
        </draw:line>
        <draw:line draw:style-name="gr8" draw:text-style-name="P4" draw:layer="layout" svg:x1="22.285cm" svg:y1="9.134cm" svg:x2="23.76cm" svg:y2="8.968cm">
          <text:p/>
        </draw:line>
        <draw:line draw:style-name="gr9" draw:text-style-name="P4" draw:layer="layout" svg:x1="10.795cm" svg:y1="7.859cm" svg:x2="10.776cm" svg:y2="9.807cm">
          <text:p/>
        </draw:line>
        <draw:line draw:style-name="gr9" draw:text-style-name="P4" draw:layer="layout" svg:x1="10.776cm" svg:y1="8.794cm" svg:x2="12.697cm" svg:y2="8.767cm">
          <text:p/>
        </draw:line>
        <draw:custom-shape draw:style-name="gr10" draw:text-style-name="P6" draw:layer="layout" svg:width="0.381cm" svg:height="0.381cm" svg:x="12.504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13.97cm" svg:y1="6.35cm" svg:x2="12.793cm" svg:y2="8.549cm">
          <text:p/>
        </draw:line>
        <draw:frame presentation:style-name="pr2" draw:text-style-name="P7" draw:layer="layout" svg:width="1.905cm" svg:height="1.27cm" svg:x="13.335cm" svg:y="5.341cm">
          <draw:text-box>
            <text:p><text:span text:style-name="T3">Start Value</text:span></text:p>
          </draw:text-box>
        </draw:frame>
        <draw:custom-shape draw:style-name="gr6" draw:text-style-name="P5" draw:layer="layout" svg:width="0.381cm" svg:height="0.381cm" draw:transform="rotate (-0.785398163397449) translate (9.256cm 12.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381cm" svg:height="0.381cm" svg:x="9.082cm" svg:y="13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8.299cm" svg:y1="12.962cm" svg:x2="10.334cm" svg:y2="12.962cm">
          <text:p/>
        </draw:line>
        <draw:line draw:style-name="gr8" draw:text-style-name="P4" draw:layer="layout" svg:x1="8.29cm" svg:y1="13.876cm" svg:x2="10.313cm" svg:y2="13.884cm">
          <text:p/>
        </draw:line>
        <draw:frame presentation:style-name="pr2" draw:text-style-name="P7" draw:layer="layout" svg:width="1.905cm" svg:height="1.27cm" svg:x="9.95cm" svg:y="12.316cm">
          <draw:text-box>
            <text:p><text:span text:style-name="T3">‘</text:span><text:span text:style-name="T3">high’</text:span></text:p>
          </draw:text-box>
        </draw:frame>
        <draw:frame presentation:style-name="pr2" draw:text-style-name="P7" draw:layer="layout" svg:width="1.905cm" svg:height="1.27cm" svg:x="9.847cm" svg:y="13.242cm">
          <draw:text-box>
            <text:p><text:span text:style-name="T3">‘</text:span><text:span text:style-name="T3">low’</text:span></text:p>
          </draw:text-box>
        </draw:frame>
        <draw:line draw:style-name="gr12" draw:text-style-name="P4" draw:layer="layout" svg:x1="8.333cm" svg:y1="5.316cm" svg:x2="23.917cm" svg:y2="5.31cm">
          <text:p/>
        </draw:line>
        <draw:line draw:style-name="gr12" draw:text-style-name="P4" draw:layer="layout" svg:x1="8.429cm" svg:y1="9.368cm" svg:x2="24.013cm" svg:y2="9.362cm">
          <text:p/>
        </draw:line>
        <draw:frame draw:style-name="gr13" draw:text-style-name="P9" draw:layer="layout" svg:width="3.175cm" svg:height="1.27cm" svg:x="14.504cm" svg:y="9.004cm">
          <draw:text-box>
            <text:p text:style-name="P8"><text:span text:style-name="T4">Low threshold</text:span></text:p>
          </draw:text-box>
        </draw:frame>
        <draw:frame draw:style-name="gr14" draw:text-style-name="P9" draw:layer="layout" svg:width="3.954cm" svg:height="1.27cm" svg:x="14.112cm" svg:y="4.445cm">
          <draw:text-box>
            <text:p text:style-name="P8"><text:span text:style-name="T4">High threshold</text:span></text:p>
          </draw:text-box>
        </draw:frame>
        <draw:custom-shape draw:style-name="gr15" draw:text-style-name="P4" draw:layer="layout" svg:width="1.27cm" svg:height="9.522cm" draw:transform="rotate (1.57428698529889) translate (12.703cm 13.339cm)">
          <text:p/>
          <draw:enhanced-geometry svg:viewBox="0 0 21600 21600" draw:glue-points="21600 0 0 10800 21600 21600" draw:text-areas="13800 ?f9 21600 ?f10" draw:type="left-brace" draw:modifiers="2734.0116279069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9" draw:layer="layout" svg:width="3.175cm" svg:height="1.27cm" svg:x="16.024cm" svg:y="13.1cm">
          <draw:text-box>
            <text:p text:style-name="P8"><text:span text:style-name="T4">Max Trade Duration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8" draw:text-style-name="P1" draw:layer="layout" svg:width="17.145cm" svg:height="12.065cm" svg:x="7.62cm" svg:y="3.17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3.045cm" svg:height="1.395cm" svg:x="11.137cm" svg:y="3.414cm" presentation:class="subtitle" presentation:user-transformed="true">
          <draw:text-box>
            <text:p><text:span text:style-name="T1">Price</text:span></text:p>
          </draw:text-box>
        </draw:frame>
        <draw:line draw:style-name="gr2" draw:text-style-name="P3" draw:layer="layout" svg:x1="8.255cm" svg:y1="10.795cm" svg:x2="24.13cm" svg:y2="10.795cm">
          <text:p/>
        </draw:line>
        <draw:line draw:style-name="gr3" draw:text-style-name="P4" draw:layer="layout" svg:x1="12.7cm" svg:y1="10.795cm" svg:x2="12.7cm" svg:y2="4.445cm">
          <text:p/>
        </draw:line>
        <draw:frame presentation:style-name="pr1" draw:text-style-name="P2" draw:layer="layout" svg:width="3.045cm" svg:height="1.395cm" svg:x="20.786cm" svg:y="9.828cm">
          <draw:text-box>
            <text:p><text:span text:style-name="T1">Time axis</text:span></text:p>
          </draw:text-box>
        </draw:frame>
        <draw:line draw:style-name="gr4" draw:text-style-name="P4" draw:layer="layout" svg:x1="12.7cm" svg:y1="10.795cm" svg:x2="12.7cm" svg:y2="11.43cm">
          <text:p/>
        </draw:line>
        <draw:line draw:style-name="gr4" draw:text-style-name="P4" draw:layer="layout" svg:x1="14.605cm" svg:y1="10.795cm" svg:x2="14.605cm" svg:y2="11.43cm">
          <text:p/>
        </draw:line>
        <draw:line draw:style-name="gr4" draw:text-style-name="P4" draw:layer="layout" svg:x1="16.51cm" svg:y1="10.795cm" svg:x2="16.51cm" svg:y2="11.43cm">
          <text:p/>
        </draw:line>
        <draw:line draw:style-name="gr4" draw:text-style-name="P4" draw:layer="layout" svg:x1="18.415cm" svg:y1="10.795cm" svg:x2="18.415cm" svg:y2="11.43cm">
          <text:p/>
        </draw:line>
        <draw:line draw:style-name="gr4" draw:text-style-name="P4" draw:layer="layout" svg:x1="20.32cm" svg:y1="10.795cm" svg:x2="20.32cm" svg:y2="11.43cm">
          <text:p/>
        </draw:line>
        <draw:line draw:style-name="gr4" draw:text-style-name="P4" draw:layer="layout" svg:x1="22.225cm" svg:y1="10.795cm" svg:x2="22.225cm" svg:y2="11.43cm">
          <text:p/>
        </draw:line>
        <draw:line draw:style-name="gr4" draw:text-style-name="P4" draw:layer="layout" svg:x1="10.795cm" svg:y1="10.795cm" svg:x2="10.795cm" svg:y2="11.43cm">
          <text:p/>
        </draw:line>
        <draw:line draw:style-name="gr4" draw:text-style-name="P4" draw:layer="layout" svg:x1="8.89cm" svg:y1="10.795cm" svg:x2="8.89cm" svg:y2="11.43cm">
          <text:p/>
        </draw:line>
        <draw:frame presentation:style-name="pr2" draw:text-style-name="P2" draw:layer="layout" svg:width="1.905cm" svg:height="1.27cm" svg:x="11.832cm" svg:y="11.168cm">
          <draw:text-box>
            <text:p><text:span text:style-name="T2">Current </text:span></text:p>
            <text:p><text:span text:style-name="T2">Day</text:span></text:p>
          </draw:text-box>
        </draw:frame>
        <draw:frame presentation:style-name="pr2" draw:text-style-name="P2" draw:layer="layout" svg:width="1.905cm" svg:height="1.27cm" svg:x="13.703cm" svg:y="11.01cm">
          <draw:text-box>
            <text:p><text:span text:style-name="T2">+1day</text:span></text:p>
          </draw:text-box>
        </draw:frame>
        <draw:frame presentation:style-name="pr2" draw:text-style-name="P2" draw:layer="layout" svg:width="1.905cm" svg:height="1.27cm" svg:x="15.609cm" svg:y="11.01cm">
          <draw:text-box>
            <text:p><text:span text:style-name="T2">+2days</text:span></text:p>
          </draw:text-box>
        </draw:frame>
        <draw:frame presentation:style-name="pr2" draw:text-style-name="P2" draw:layer="layout" svg:width="1.905cm" svg:height="1.27cm" svg:x="17.514cm" svg:y="11.001cm">
          <draw:text-box>
            <text:p><text:span text:style-name="T2">+3days</text:span></text:p>
          </draw:text-box>
        </draw:frame>
        <draw:frame presentation:style-name="pr2" draw:text-style-name="P2" draw:layer="layout" svg:width="1.905cm" svg:height="1.27cm" svg:x="19.42cm" svg:y="11.001cm">
          <draw:text-box>
            <text:p><text:span text:style-name="T2">+4days</text:span></text:p>
          </draw:text-box>
        </draw:frame>
        <draw:frame presentation:style-name="pr2" draw:text-style-name="P2" draw:layer="layout" svg:width="1.905cm" svg:height="1.27cm" svg:x="21.326cm" svg:y="11.001cm">
          <draw:text-box>
            <text:p><text:span text:style-name="T2">+5days</text:span></text:p>
          </draw:text-box>
        </draw:frame>
        <draw:frame presentation:style-name="pr2" draw:text-style-name="P2" draw:layer="layout" svg:width="1.905cm" svg:height="1.27cm" svg:x="9.871cm" svg:y="11.028cm">
          <draw:text-box>
            <text:p><text:span text:style-name="T2">-1day</text:span></text:p>
          </draw:text-box>
        </draw:frame>
        <draw:frame presentation:style-name="pr2" draw:text-style-name="P2" draw:layer="layout" svg:width="1.905cm" svg:height="1.27cm" svg:x="7.966cm" svg:y="11.028cm">
          <draw:text-box>
            <text:p><text:span text:style-name="T2">-2days</text:span></text:p>
          </draw:text-box>
        </draw:frame>
        <draw:custom-shape draw:style-name="gr5" draw:text-style-name="P3" draw:layer="layout" svg:width="0.381cm" svg:height="0.381cm" svg:x="8.732cm" svg:y="8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81cm" svg:height="0.381cm" svg:x="10.611cm" svg:y="9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81cm" svg:height="0.381cm" svg:x="12.505cm" svg:y="9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81cm" svg:height="0.381cm" svg:x="14.392cm" svg:y="8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81cm" svg:height="0.381cm" svg:x="16.269cm" svg:y="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81cm" svg:height="0.381cm" svg:x="18.216cm" svg:y="7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81cm" svg:height="0.381cm" svg:x="20.1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81cm" svg:height="0.381cm" svg:x="22.101cm" svg:y="8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81cm" svg:height="0.381cm" draw:transform="rotate (-0.785398163397449) translate (9.035cm 6.35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381cm" svg:height="0.381cm" draw:transform="rotate (-0.785398163397449) translate (10.794cm 7.59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381cm" svg:height="0.381cm" draw:transform="rotate (-0.785398163397449) translate (12.698cm 6.94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381cm" svg:height="0.381cm" draw:transform="rotate (-0.785398163397449) translate (14.54cm 7.26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381cm" svg:height="0.381cm" draw:transform="rotate (-0.785398163397449) translate (16.426cm 6.33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381cm" svg:height="0.381cm" draw:transform="rotate (-0.785398163397449) translate (18.347cm 4.77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381cm" svg:height="0.381cm" draw:transform="rotate (-0.785398163397449) translate (20.382cm 4.60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381cm" svg:height="0.381cm" draw:transform="rotate (-0.785398163397449) translate (22.382cm 5.57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4" draw:layer="layout" svg:x1="8.255cm" svg:y1="6.35cm" svg:x2="9.051cm" svg:y2="6.615cm">
          <text:p text:style-name="P3"/>
        </draw:line>
        <draw:line draw:style-name="gr7" draw:text-style-name="P4" draw:layer="layout" svg:x1="9.051cm" svg:y1="6.615cm" svg:x2="10.776cm" svg:y2="7.859cm">
          <text:p/>
        </draw:line>
        <draw:line draw:style-name="gr7" draw:text-style-name="P4" draw:layer="layout" svg:x1="10.795cm" svg:y1="7.859cm" svg:x2="12.679cm" svg:y2="7.222cm">
          <text:p/>
        </draw:line>
        <draw:line draw:style-name="gr7" draw:text-style-name="P4" draw:layer="layout" svg:x1="12.7cm" svg:y1="7.222cm" svg:x2="14.539cm" svg:y2="7.536cm">
          <text:p/>
        </draw:line>
        <draw:line draw:style-name="gr7" draw:text-style-name="P4" draw:layer="layout" svg:x1="14.539cm" svg:y1="7.536cm" svg:x2="16.408cm" svg:y2="6.611cm">
          <text:p/>
        </draw:line>
        <draw:line draw:style-name="gr7" draw:text-style-name="P4" draw:layer="layout" svg:x1="16.408cm" svg:y1="6.611cm" svg:x2="18.355cm" svg:y2="5.08cm">
          <text:p/>
        </draw:line>
        <draw:line draw:style-name="gr7" draw:text-style-name="P4" draw:layer="layout" svg:x1="18.355cm" svg:y1="5.08cm" svg:x2="20.372cm" svg:y2="4.864cm">
          <text:p/>
        </draw:line>
        <draw:line draw:style-name="gr7" draw:text-style-name="P4" draw:layer="layout" svg:x1="20.372cm" svg:y1="4.864cm" svg:x2="22.407cm" svg:y2="5.851cm">
          <text:p/>
        </draw:line>
        <draw:line draw:style-name="gr7" draw:text-style-name="P4" draw:layer="layout" svg:x1="22.407cm" svg:y1="5.851cm" svg:x2="23.821cm" svg:y2="5.991cm">
          <text:p/>
        </draw:line>
        <draw:line draw:style-name="gr8" draw:text-style-name="P4" draw:layer="layout" svg:x1="8.924cm" svg:y1="8.96cm" svg:x2="10.776cm" svg:y2="9.807cm">
          <text:p/>
        </draw:line>
        <draw:line draw:style-name="gr8" draw:text-style-name="P4" draw:layer="layout" svg:x1="10.845cm" svg:y1="9.824cm" svg:x2="12.67cm" svg:y2="9.71cm">
          <text:p/>
        </draw:line>
        <draw:line draw:style-name="gr8" draw:text-style-name="P4" draw:layer="layout" svg:x1="12.7cm" svg:y1="9.71cm" svg:x2="14.583cm" svg:y2="8.619cm">
          <text:p/>
        </draw:line>
        <draw:line draw:style-name="gr8" draw:text-style-name="P4" draw:layer="layout" svg:x1="14.583cm" svg:y1="8.619cm" svg:x2="16.469cm" svg:y2="8.61cm">
          <text:p/>
        </draw:line>
        <draw:line draw:style-name="gr8" draw:text-style-name="P4" draw:layer="layout" svg:x1="16.469cm" svg:y1="8.619cm" svg:x2="18.407cm" svg:y2="8.112cm">
          <text:p/>
        </draw:line>
        <draw:line draw:style-name="gr8" draw:text-style-name="P4" draw:layer="layout" svg:x1="18.407cm" svg:y1="8.112cm" svg:x2="20.302cm" svg:y2="8.479cm">
          <text:p/>
        </draw:line>
        <draw:line draw:style-name="gr8" draw:text-style-name="P4" draw:layer="layout" svg:x1="20.302cm" svg:y1="8.479cm" svg:x2="22.285cm" svg:y2="9.134cm">
          <text:p/>
        </draw:line>
        <draw:line draw:style-name="gr8" draw:text-style-name="P4" draw:layer="layout" svg:x1="22.285cm" svg:y1="9.134cm" svg:x2="23.76cm" svg:y2="8.968cm">
          <text:p/>
        </draw:line>
        <draw:line draw:style-name="gr11" draw:text-style-name="P4" draw:layer="layout" svg:x1="13.97cm" svg:y1="6.35cm" svg:x2="12.817cm" svg:y2="8.302cm">
          <text:p/>
        </draw:line>
        <draw:frame presentation:style-name="pr2" draw:text-style-name="P7" draw:layer="layout" svg:width="1.905cm" svg:height="1.27cm" svg:x="13.335cm" svg:y="5.341cm">
          <draw:text-box>
            <text:p><text:span text:style-name="T3">Start Value</text:span></text:p>
          </draw:text-box>
        </draw:frame>
        <draw:custom-shape draw:style-name="gr6" draw:text-style-name="P5" draw:layer="layout" svg:width="0.381cm" svg:height="0.381cm" draw:transform="rotate (-0.785398163397449) translate (9.256cm 12.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381cm" svg:height="0.381cm" svg:x="9.082cm" svg:y="13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8.299cm" svg:y1="12.962cm" svg:x2="10.334cm" svg:y2="12.962cm">
          <text:p/>
        </draw:line>
        <draw:line draw:style-name="gr8" draw:text-style-name="P4" draw:layer="layout" svg:x1="8.29cm" svg:y1="13.876cm" svg:x2="10.313cm" svg:y2="13.884cm">
          <text:p/>
        </draw:line>
        <draw:frame presentation:style-name="pr2" draw:text-style-name="P7" draw:layer="layout" svg:width="1.905cm" svg:height="1.27cm" svg:x="9.95cm" svg:y="12.316cm">
          <draw:text-box>
            <text:p><text:span text:style-name="T3">‘</text:span><text:span text:style-name="T3">high’</text:span></text:p>
          </draw:text-box>
        </draw:frame>
        <draw:frame presentation:style-name="pr2" draw:text-style-name="P7" draw:layer="layout" svg:width="1.905cm" svg:height="1.27cm" svg:x="9.847cm" svg:y="13.242cm">
          <draw:text-box>
            <text:p><text:span text:style-name="T3">‘</text:span><text:span text:style-name="T3">low’</text:span></text:p>
          </draw:text-box>
        </draw:frame>
        <draw:custom-shape draw:style-name="gr20" draw:text-style-name="P6" draw:layer="layout" svg:width="0.381cm" svg:height="0.381cm" svg:x="8.782cm" svg:y="7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381cm" svg:height="0.381cm" svg:x="10.661cm" svg:y="8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381cm" svg:height="0.381cm" svg:x="12.506cm" svg:y="8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381cm" svg:height="0.381cm" svg:x="14.355cm" svg:y="7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381cm" svg:height="0.381cm" svg:x="16.319cm" svg:y="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381cm" svg:height="0.381cm" svg:x="18.155cm" svg:y="6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381cm" svg:height="0.381cm" svg:x="20.142cm" svg:y="6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381cm" svg:height="0.381cm" svg:x="22.164cm" svg:y="7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4" draw:layer="layout" svg:x1="8.927cm" svg:y1="7.826cm" svg:x2="10.826cm" svg:y2="8.855cm">
          <text:p/>
        </draw:line>
        <draw:line draw:style-name="gr22" draw:text-style-name="P4" draw:layer="layout" svg:x1="10.895cm" svg:y1="8.872cm" svg:x2="12.7cm" svg:y2="8.455cm">
          <text:p/>
        </draw:line>
        <draw:line draw:style-name="gr22" draw:text-style-name="P4" draw:layer="layout" svg:x1="12.688cm" svg:y1="8.455cm" svg:x2="14.558cm" svg:y2="8.032cm">
          <text:p/>
        </draw:line>
        <draw:line draw:style-name="gr22" draw:text-style-name="P4" draw:layer="layout" svg:x1="14.558cm" svg:y1="8.032cm" svg:x2="16.519cm" svg:y2="7.658cm">
          <text:p/>
        </draw:line>
        <draw:line draw:style-name="gr23" draw:text-style-name="P12" draw:layer="layout" svg:x1="16.519cm" svg:y1="7.667cm" svg:x2="18.36cm" svg:y2="6.639cm">
          <text:p/>
        </draw:line>
        <draw:line draw:style-name="gr22" draw:text-style-name="P4" draw:layer="layout" svg:x1="18.36cm" svg:y1="6.618cm" svg:x2="20.32cm" svg:y2="6.679cm">
          <text:p/>
        </draw:line>
        <draw:line draw:style-name="gr24" draw:text-style-name="P11" draw:layer="layout" svg:x1="20.32cm" svg:y1="6.679cm" svg:x2="22.342cm" svg:y2="7.491cm">
          <text:p/>
        </draw:line>
        <draw:line draw:style-name="gr22" draw:text-style-name="P4" draw:layer="layout" svg:x1="22.342cm" svg:y1="7.491cm" svg:x2="23.817cm" svg:y2="7.325cm">
          <text:p/>
        </draw:line>
        <draw:line draw:style-name="gr22" draw:text-style-name="P4" draw:layer="layout" svg:x1="8.29cm" svg:y1="14.734cm" svg:x2="10.336cm" svg:y2="14.711cm">
          <text:p/>
        </draw:line>
        <draw:custom-shape draw:style-name="gr21" draw:text-style-name="P11" draw:layer="layout" svg:width="0.381cm" svg:height="0.381cm" svg:x="9.11cm" svg:y="14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text-style-name="P7" draw:layer="layout" svg:width="1.905cm" svg:height="1.27cm" svg:x="10.3cm" svg:y="14.041cm">
          <draw:text-box>
            <text:p><text:span text:style-name="T3">‘</text:span><text:span text:style-name="T3">average’</text:span></text:p>
          </draw:text-box>
        </draw:frame>
        <presentation:notes draw:style-name="dp1">
          <draw:page-thumbnail draw:style-name="gr17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17.145cm" svg:height="11.43cm" svg:x="7.679cm" svg:y="2.88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3.045cm" svg:height="1.395cm" svg:x="11.137cm" svg:y="3.414cm" presentation:class="subtitle" presentation:user-transformed="true">
          <draw:text-box>
            <text:p><text:span text:style-name="T1">Price</text:span></text:p>
          </draw:text-box>
        </draw:frame>
        <draw:line draw:style-name="gr2" draw:text-style-name="P3" draw:layer="layout" svg:x1="8.255cm" svg:y1="10.795cm" svg:x2="24.13cm" svg:y2="10.795cm">
          <text:p/>
        </draw:line>
        <draw:line draw:style-name="gr3" draw:text-style-name="P4" draw:layer="layout" svg:x1="12.7cm" svg:y1="10.795cm" svg:x2="12.7cm" svg:y2="4.445cm">
          <text:p/>
        </draw:line>
        <draw:frame presentation:style-name="pr1" draw:text-style-name="P2" draw:layer="layout" svg:width="3.045cm" svg:height="1.395cm" svg:x="20.786cm" svg:y="9.828cm">
          <draw:text-box>
            <text:p><text:span text:style-name="T1">Time axis</text:span></text:p>
          </draw:text-box>
        </draw:frame>
        <draw:line draw:style-name="gr4" draw:text-style-name="P4" draw:layer="layout" svg:x1="12.7cm" svg:y1="10.795cm" svg:x2="12.7cm" svg:y2="11.43cm">
          <text:p/>
        </draw:line>
        <draw:line draw:style-name="gr4" draw:text-style-name="P4" draw:layer="layout" svg:x1="14.605cm" svg:y1="10.795cm" svg:x2="14.605cm" svg:y2="11.43cm">
          <text:p/>
        </draw:line>
        <draw:line draw:style-name="gr4" draw:text-style-name="P4" draw:layer="layout" svg:x1="16.51cm" svg:y1="10.795cm" svg:x2="16.51cm" svg:y2="11.43cm">
          <text:p/>
        </draw:line>
        <draw:line draw:style-name="gr4" draw:text-style-name="P4" draw:layer="layout" svg:x1="18.415cm" svg:y1="10.795cm" svg:x2="18.415cm" svg:y2="11.43cm">
          <text:p/>
        </draw:line>
        <draw:line draw:style-name="gr4" draw:text-style-name="P4" draw:layer="layout" svg:x1="20.32cm" svg:y1="10.795cm" svg:x2="20.32cm" svg:y2="11.43cm">
          <text:p/>
        </draw:line>
        <draw:line draw:style-name="gr4" draw:text-style-name="P4" draw:layer="layout" svg:x1="22.225cm" svg:y1="10.795cm" svg:x2="22.225cm" svg:y2="11.43cm">
          <text:p/>
        </draw:line>
        <draw:line draw:style-name="gr4" draw:text-style-name="P4" draw:layer="layout" svg:x1="10.795cm" svg:y1="10.795cm" svg:x2="10.795cm" svg:y2="11.43cm">
          <text:p/>
        </draw:line>
        <draw:line draw:style-name="gr4" draw:text-style-name="P4" draw:layer="layout" svg:x1="8.89cm" svg:y1="10.795cm" svg:x2="8.89cm" svg:y2="11.43cm">
          <text:p/>
        </draw:line>
        <draw:frame presentation:style-name="pr2" draw:text-style-name="P2" draw:layer="layout" svg:width="1.905cm" svg:height="1.27cm" svg:x="11.832cm" svg:y="11.168cm">
          <draw:text-box>
            <text:p><text:span text:style-name="T2">Current </text:span></text:p>
            <text:p><text:span text:style-name="T2">Day</text:span></text:p>
          </draw:text-box>
        </draw:frame>
        <draw:frame presentation:style-name="pr2" draw:text-style-name="P2" draw:layer="layout" svg:width="1.905cm" svg:height="1.27cm" svg:x="13.703cm" svg:y="11.01cm">
          <draw:text-box>
            <text:p><text:span text:style-name="T2">+1day</text:span></text:p>
          </draw:text-box>
        </draw:frame>
        <draw:frame presentation:style-name="pr2" draw:text-style-name="P2" draw:layer="layout" svg:width="1.905cm" svg:height="1.27cm" svg:x="15.609cm" svg:y="11.01cm">
          <draw:text-box>
            <text:p><text:span text:style-name="T2">+2days</text:span></text:p>
          </draw:text-box>
        </draw:frame>
        <draw:frame presentation:style-name="pr2" draw:text-style-name="P2" draw:layer="layout" svg:width="1.905cm" svg:height="1.27cm" svg:x="17.514cm" svg:y="11.001cm">
          <draw:text-box>
            <text:p><text:span text:style-name="T2">+3days</text:span></text:p>
          </draw:text-box>
        </draw:frame>
        <draw:frame presentation:style-name="pr2" draw:text-style-name="P2" draw:layer="layout" svg:width="1.905cm" svg:height="1.27cm" svg:x="19.42cm" svg:y="11.001cm">
          <draw:text-box>
            <text:p><text:span text:style-name="T2">+4days</text:span></text:p>
          </draw:text-box>
        </draw:frame>
        <draw:frame presentation:style-name="pr2" draw:text-style-name="P2" draw:layer="layout" svg:width="1.905cm" svg:height="1.27cm" svg:x="21.326cm" svg:y="11.001cm">
          <draw:text-box>
            <text:p><text:span text:style-name="T2">+5days</text:span></text:p>
          </draw:text-box>
        </draw:frame>
        <draw:frame presentation:style-name="pr2" draw:text-style-name="P2" draw:layer="layout" svg:width="1.905cm" svg:height="1.27cm" svg:x="9.871cm" svg:y="11.028cm">
          <draw:text-box>
            <text:p><text:span text:style-name="T2">-1day</text:span></text:p>
          </draw:text-box>
        </draw:frame>
        <draw:frame presentation:style-name="pr2" draw:text-style-name="P2" draw:layer="layout" svg:width="1.905cm" svg:height="1.27cm" svg:x="7.966cm" svg:y="11.028cm">
          <draw:text-box>
            <text:p><text:span text:style-name="T2">-2days</text:span></text:p>
          </draw:text-box>
        </draw:frame>
        <draw:line draw:style-name="gr11" draw:text-style-name="P4" draw:layer="layout" svg:x1="13.97cm" svg:y1="6.35cm" svg:x2="12.793cm" svg:y2="8.549cm">
          <text:p/>
        </draw:line>
        <draw:frame presentation:style-name="pr2" draw:text-style-name="P7" draw:layer="layout" svg:width="1.905cm" svg:height="1.27cm" svg:x="13.335cm" svg:y="5.341cm">
          <draw:text-box>
            <text:p><text:span text:style-name="T3">Start Value</text:span></text:p>
          </draw:text-box>
        </draw:frame>
        <draw:line draw:style-name="gr12" draw:text-style-name="P4" draw:layer="layout" svg:x1="8.333cm" svg:y1="5.316cm" svg:x2="23.917cm" svg:y2="5.31cm">
          <text:p/>
        </draw:line>
        <draw:line draw:style-name="gr12" draw:text-style-name="P4" draw:layer="layout" svg:x1="8.429cm" svg:y1="9.368cm" svg:x2="24.013cm" svg:y2="9.362cm">
          <text:p/>
        </draw:line>
        <draw:frame draw:style-name="gr25" draw:text-style-name="P9" draw:layer="layout" svg:width="3.175cm" svg:height="1.27cm" svg:x="14.504cm" svg:y="9.004cm">
          <draw:text-box>
            <text:p text:style-name="P8"><text:span text:style-name="T4">Low threshold</text:span></text:p>
          </draw:text-box>
        </draw:frame>
        <draw:frame draw:style-name="gr26" draw:text-style-name="P9" draw:layer="layout" svg:width="3.954cm" svg:height="1.27cm" svg:x="14.112cm" svg:y="4.445cm">
          <draw:text-box>
            <text:p text:style-name="P8"><text:span text:style-name="T4">High threshold</text:span></text:p>
          </draw:text-box>
        </draw:frame>
        <draw:custom-shape draw:style-name="gr27" draw:text-style-name="P4" draw:layer="layout" svg:width="1.27cm" svg:height="9.522cm" draw:transform="rotate (1.57428698529889) translate (12.703cm 13.339cm)">
          <text:p/>
          <draw:enhanced-geometry svg:viewBox="0 0 21600 21600" draw:glue-points="21600 0 0 10800 21600 21600" draw:text-areas="13800 ?f9 21600 ?f10" draw:type="left-brace" draw:modifiers="2734.0116279069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9" draw:layer="layout" svg:width="3.175cm" svg:height="1.27cm" svg:x="16.024cm" svg:y="13.1cm">
          <draw:text-box>
            <text:p text:style-name="P8"><text:span text:style-name="T4">Max Trade Duration</text:span></text:p>
          </draw:text-box>
        </draw:frame>
        <draw:custom-shape draw:style-name="gr20" draw:text-style-name="P6" draw:layer="layout" svg:width="0.381cm" svg:height="0.381cm" svg:x="8.782cm" svg:y="7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381cm" svg:height="0.381cm" svg:x="10.661cm" svg:y="8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381cm" svg:height="0.381cm" svg:x="12.506cm" svg:y="8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381cm" svg:height="0.381cm" svg:x="14.355cm" svg:y="7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381cm" svg:height="0.381cm" svg:x="16.319cm" svg:y="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381cm" svg:height="0.381cm" svg:x="18.155cm" svg:y="6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381cm" svg:height="0.381cm" svg:x="20.142cm" svg:y="6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381cm" svg:height="0.381cm" svg:x="22.164cm" svg:y="7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4" draw:layer="layout" svg:x1="8.927cm" svg:y1="7.826cm" svg:x2="10.826cm" svg:y2="8.855cm">
          <text:p/>
        </draw:line>
        <draw:line draw:style-name="gr22" draw:text-style-name="P4" draw:layer="layout" svg:x1="10.895cm" svg:y1="8.872cm" svg:x2="12.7cm" svg:y2="8.455cm">
          <text:p/>
        </draw:line>
        <draw:line draw:style-name="gr22" draw:text-style-name="P4" draw:layer="layout" svg:x1="12.688cm" svg:y1="8.455cm" svg:x2="14.558cm" svg:y2="8.032cm">
          <text:p/>
        </draw:line>
        <draw:line draw:style-name="gr22" draw:text-style-name="P4" draw:layer="layout" svg:x1="14.558cm" svg:y1="8.032cm" svg:x2="16.519cm" svg:y2="7.658cm">
          <text:p/>
        </draw:line>
        <draw:line draw:style-name="gr23" draw:text-style-name="P12" draw:layer="layout" svg:x1="16.519cm" svg:y1="7.667cm" svg:x2="18.36cm" svg:y2="6.639cm">
          <text:p/>
        </draw:line>
        <draw:line draw:style-name="gr22" draw:text-style-name="P4" draw:layer="layout" svg:x1="18.36cm" svg:y1="6.618cm" svg:x2="20.32cm" svg:y2="6.679cm">
          <text:p/>
        </draw:line>
        <draw:line draw:style-name="gr24" draw:text-style-name="P11" draw:layer="layout" svg:x1="20.32cm" svg:y1="6.679cm" svg:x2="22.342cm" svg:y2="7.491cm">
          <text:p/>
        </draw:line>
        <draw:line draw:style-name="gr22" draw:text-style-name="P4" draw:layer="layout" svg:x1="22.342cm" svg:y1="7.491cm" svg:x2="23.817cm" svg:y2="7.325cm">
          <text:p/>
        </draw:line>
        <draw:line draw:style-name="gr22" draw:text-style-name="P4" draw:layer="layout" svg:x1="8.314cm" svg:y1="13.005cm" svg:x2="10.36cm" svg:y2="12.982cm">
          <text:p/>
        </draw:line>
        <draw:custom-shape draw:style-name="gr21" draw:text-style-name="P11" draw:layer="layout" svg:width="0.381cm" svg:height="0.381cm" svg:x="9.134cm" svg:y="12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text-style-name="P7" draw:layer="layout" svg:width="1.905cm" svg:height="1.27cm" svg:x="10.324cm" svg:y="12.312cm">
          <draw:text-box>
            <text:p><text:span text:style-name="T3">‘</text:span><text:span text:style-name="T3">average’</text:span></text:p>
          </draw:text-box>
        </draw:frame>
        <presentation:notes draw:style-name="dp1">
          <draw:page-thumbnail draw:style-name="gr17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201%" draw:distance="199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5T11:48:16.443000000</meta:creation-date>
    <dc:date>2024-12-16T18:35:35.004000000</dc:date>
    <meta:editing-duration>PT15M3S</meta:editing-duration>
    <meta:editing-cycles>3</meta:editing-cycles>
    <meta:generator>LibreOffice/24.8.3.2$Windows_X86_64 LibreOffice_project/48a6bac9e7e268aeb4c3483fcf825c94556d9f92</meta:generator>
    <meta:document-statistic meta:object-count="227"/>
  </office:meta>
</office:document-meta>
</file>